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702.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BM_14</text:p>
          </table:table-cell>
          <table:table-cell office:value-type="string" calcext:value-type="string">
            <text:p>Chitin binding Peritrophin-A doma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1285.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BM_14</text:p>
          </table:table-cell>
          <table:table-cell office:value-type="string" calcext:value-type="string">
            <text:p>Chitin binding Peritrophin-A domain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3428.t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EF-hand_7</text:p>
          </table:table-cell>
          <table:table-cell office:value-type="string" calcext:value-type="string">
            <text:p>EF-hand domain pair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g3679.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stacin</text:p>
          </table:table-cell>
          <table:table-cell office:value-type="string" calcext:value-type="string">
            <text:p>Astacin (Peptidase family M12A)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g4106.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g5237.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g5443.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5467.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BM_14</text:p>
          </table:table-cell>
          <table:table-cell office:value-type="string" calcext:value-type="string">
            <text:p>Chitin binding Peritrophin-A domai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5502.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BM_14</text:p>
          </table:table-cell>
          <table:table-cell office:value-type="string" calcext:value-type="string">
            <text:p>Chitin binding Peritrophin-A domai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5503.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BM_14</text:p>
          </table:table-cell>
          <table:table-cell office:value-type="string" calcext:value-type="string">
            <text:p>Chitin binding Peritrophin-A domain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g5510.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Membrane-associating domai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5616.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BM_14</text:p>
          </table:table-cell>
          <table:table-cell office:value-type="string" calcext:value-type="string">
            <text:p>Chitin binding Peritrophin-A domai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5641.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BM_14</text:p>
          </table:table-cell>
          <table:table-cell office:value-type="string" calcext:value-type="string">
            <text:p>Chitin binding Peritrophin-A domain</text:p>
          </table:table-cell>
          <table:table-cell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g10513.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g10514.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12388.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BM_14</text:p>
          </table:table-cell>
          <table:table-cell office:value-type="string" calcext:value-type="string">
            <text:p>Chitin binding Peritrophin-A domain</text:p>
          </table:table-cell>
          <table:table-cell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g12510.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12562.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BM_14</text:p>
          </table:table-cell>
          <table:table-cell office:value-type="string" calcext:value-type="string">
            <text:p>Chitin binding Peritrophin-A domain</text:p>
          </table:table-cell>
          <table:table-cell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g13530.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g14472.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15153.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BM_14</text:p>
          </table:table-cell>
          <table:table-cell office:value-type="string" calcext:value-type="string">
            <text:p>Chitin binding Peritrophin-A domain</text:p>
          </table:table-cell>
          <table:table-cell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g15484.t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Vps51</text:p>
          </table:table-cell>
          <table:table-cell office:value-type="string" calcext:value-type="string">
            <text:p>Vps51/Vps67</text:p>
          </table:table-cell>
          <table:table-cell/>
        </table:table-row>
        <table:table-row table:style-name="ro1"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7:07:58.342551696</meta:creation-date>
    <dc:date>2018-11-16T17:08:51.836712045</dc:date>
    <meta:editing-duration>PT53S</meta:editing-duration>
    <meta:editing-cycles>1</meta:editing-cycles>
    <meta:document-statistic meta:table-count="1" meta:cell-count="132" meta:object-count="0"/>
    <meta:generator>LibreOffice/5.1.6.2$Linux_X86_64 LibreOffice_project/10m0$Build-2</meta:generator>
  </office:meta>
</office:document-meta>
</file>